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7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15" office:value-type="string" calcext:value-type="string">
            <text:p>PassportSilver</text:p>
          </table:table-cell>
          <table:table-cell table:style-name="ce9" office:value-type="string" calcext:value-type="string">
            <text:p>Seagate Backup Plus</text:p>
          </table:table-cell>
          <table:table-cell table:style-name="ce9" table:number-columns-repeated="1015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15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9" table:number-columns-repeated="1016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 table:number-columns-repeated="3"/>
          <table:table-cell table:style-name="ce15" office:value-type="string" calcext:value-type="string">
            <text:p>ext4</text:p>
          </table:table-cell>
          <table:table-cell table:style-name="ce9" office:value-type="string" calcext:value-type="string">
            <text:p>MacOs</text:p>
          </table:table-cell>
          <table:table-cell table:style-name="ce9"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Location</text:p>
          </table:table-cell>
          <table:table-cell table:style-name="ce15"/>
          <table:table-cell table:style-name="ce15" office:value-type="string" calcext:value-type="string">
            <text:p>NPS</text:p>
          </table:table-cell>
          <table:table-cell table:style-name="ce15" office:value-type="string" calcext:value-type="string">
            <text:p>Desktop, internal, shed</text:p>
          </table:table-cell>
          <table:table-cell table:style-name="ce15" office:value-type="string" calcext:value-type="string">
            <text:p>Shed – in toaster</text:p>
          </table:table-cell>
          <table:table-cell table:style-name="ce15"/>
          <table:table-cell table:style-name="ce15" office:value-type="string" calcext:value-type="string">
            <text:p>House – kitchen cabinet</text:p>
          </table:table-cell>
          <table:table-cell table:style-name="ce9" table:number-columns-repeated="1016"/>
        </table:table-row>
        <table:table-row table:style-name="ro2">
          <table:table-cell table:style-name="ce7" office:value-type="string" calcext:value-type="string" table:number-columns-spanned="1" table:number-rows-spanned="6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6" office:value-type="string" calcext:value-type="string">
            <text:p>M</text:p>
          </table:table-cell>
          <table:table-cell table:style-name="ce17" office:value-type="date" office:date-value="2023-09-17" calcext:value-type="date">
            <text:p>09/17/23</text:p>
          </table:table-cell>
          <table:table-cell table:style-name="ce16"/>
          <table:table-cell table:style-name="ce17" office:value-type="date" office:date-value="2023-09-17" calcext:value-type="date">
            <text:p>09/17/23</text:p>
          </table:table-cell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9-17" calcext:value-type="date">
            <text:p>09/17/23</text:p>
          </table:table-cell>
          <table:table-cell table:style-name="ce18"/>
          <table:table-cell table:style-name="ce17" office:value-type="date" office:date-value="2023-09-17" calcext:value-type="date">
            <text:p>09/17/23</text:p>
          </table:table-cell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/>
          <table:table-cell table:style-name="ce17" office:value-type="date" office:date-value="2023-06-27" calcext:value-type="date">
            <text:p>06/27/23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3-09-17" calcext:value-type="date">
            <text:p>09/17/23</text:p>
          </table:table-cell>
          <table:table-cell table:style-name="ce18"/>
          <table:table-cell table:style-name="ce17" office:value-type="date" office:date-value="2023-09-17" calcext:value-type="date">
            <text:p>09/17/23</text:p>
          </table:table-cell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table:number-columns-repeated="4"/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1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5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2" office:value-type="date" office:date-value="2022-04-17" calcext:value-type="date">
            <text:p>04/17/22</text:p>
          </table:table-cell>
          <table:table-cell table:style-name="ce19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19" table:number-columns-repeated="3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6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8:26:13.017652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3-09-17T18:34:17.376511727</dc:date>
    <meta:editing-duration>P21DT11H57M58S</meta:editing-duration>
    <meta:editing-cycles>9</meta:editing-cycles>
    <meta:generator>LibreOffice/6.4.7.2$Linux_X86_64 LibreOffice_project/40$Build-2</meta:generator>
    <meta:document-statistic meta:table-count="1" meta:cell-count="74" meta:object-count="0"/>
  </office:meta>
</office:document-meta>
</file>